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fo:font-family="'Times New Roman'" style:font-family-generic="roman" style:font-pitch="variable" fo:font-size="60pt" fo:font-weight="bold"/>
    </style:style>
    <style:style style:name="P2" style:family="paragraph">
      <style:paragraph-properties fo:margin-left="0cm" fo:margin-right="0cm" fo:text-align="center" fo:text-indent="0cm"/>
      <style:text-properties fo:font-family="'Times New Roman'" style:font-family-generic="roman" style:font-pitch="variable" fo:font-size="60pt" fo:font-weight="bold"/>
    </style:style>
    <style:style style:name="P3" style:family="paragraph">
      <style:paragraph-properties fo:margin-left="0.6cm" fo:margin-right="0cm" fo:text-indent="-0.6cm"/>
      <style:text-properties fo:font-size="20pt"/>
    </style:style>
    <style:style style:name="T1" style:family="text">
      <style:text-properties fo:font-family="'Times New Roman'" style:font-family-generic="roman" style:font-pitch="variable" fo:font-size="60pt" fo:font-weight="bold"/>
    </style:style>
    <style:style style:name="T2" style:family="text">
      <style:text-properties fo:font-family="'Times New Roman'" style:font-family-generic="roman" style:font-pitch="variable" fo:font-size="6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1">To Pan – To Pan</text:span><text:span text:style-name="T1"><text:line-break/></text:span><text:span text:style-name="T1">On tu jest – On tu jest</text:span><text:span text:style-name="T1"><text:line-break/></text:span><text:span text:style-name="T1">pośród nas – pośród nas,</text:span><text:span text:style-name="T1"><text:line-break/></text:span><text:span text:style-name="T1">króluje nad nami /x2</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2"><text:span text:style-name="T2">W Twoim ręku</text:span><text:span text:style-name="T2"><text:line-break/></text:span><text:span text:style-name="T2">jest nasze zbawienie</text:span><text:span text:style-name="T2"><text:line-break/></text:span><text:span text:style-name="T2">w Twoim ręku</text:span><text:span text:style-name="T2"><text:line-break/></text:span><text:span text:style-name="T2">jest nasze zbawienie /x2</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3" draw:layer="layout" svg:width="16.799cm" svg:height="13.365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02T00:49:13</meta:creation-date>
    <dc:creator>Rafał Talacha</dc:creator>
    <dc:date>2009-02-01T12:51:37</dc:date>
    <dc:language>en-US</dc:language>
    <meta:editing-cycles>5</meta:editing-cycles>
    <meta:editing-duration>PT11M17S</meta:editing-duration>
    <meta:user-defined meta:name="Info 1"/>
    <meta:user-defined meta:name="Info 2"/>
    <meta:user-defined meta:name="Info 3"/>
    <meta:user-defined meta:name="Info 4"/>
    <meta:document-statistic meta:object-count="21"/>
  </office:meta>
</office:document-meta>
</file>